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fo:language="hu" fo:country="HU" officeooo:rsid="0013eb0b" officeooo:paragraph-rsid="0013eb0b"/>
    </style:style>
    <style:style style:name="P2" style:family="paragraph" style:parent-style-name="Text_20_body">
      <style:paragraph-properties fo:break-before="page"/>
      <style:text-properties fo:language="hu" fo:country="HU" officeooo:rsid="0013eb0b" officeooo:paragraph-rsid="0013eb0b"/>
    </style:style>
    <style:style style:name="P3" style:family="paragraph" style:parent-style-name="Subtitle">
      <style:text-properties fo:language="hu" fo:country="HU"/>
    </style:style>
    <style:style style:name="P4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Subtitle">
      <style:paragraph-properties fo:break-before="page"/>
      <style:text-properties fo:language="hu" fo:country="HU" officeooo:rsid="00156c18" officeooo:paragraph-rsid="00156c18"/>
    </style:style>
    <style:style style:name="P6" style:family="paragraph" style:parent-style-name="Heading_20_1">
      <style:text-properties officeooo:rsid="001726b5" officeooo:paragraph-rsid="001726b5"/>
    </style:style>
    <style:style style:name="P7" style:family="paragraph" style:parent-style-name="Text_20_body">
      <style:text-properties fo:language="hu" fo:country="HU" officeooo:rsid="001726b5" officeooo:paragraph-rsid="001726b5"/>
    </style:style>
    <style:style style:name="P8" style:family="paragraph" style:parent-style-name="Heading_20_1">
      <style:text-properties fo:language="hu" fo:country="HU" officeooo:rsid="001a81ab" officeooo:paragraph-rsid="001a81ab"/>
    </style:style>
    <style:style style:name="P9" style:family="paragraph" style:parent-style-name="Text_20_body">
      <style:text-properties fo:language="hu" fo:country="HU" officeooo:rsid="001a81ab" officeooo:paragraph-rsid="001a81ab"/>
    </style:style>
    <style:style style:name="T1" style:family="text">
      <style:text-properties fo:language="hu" fo:country="HU"/>
    </style:style>
    <style:style style:name="T2" style:family="text">
      <style:text-properties officeooo:rsid="001a81ab"/>
    </style:style>
    <style:style style:name="T3" style:family="text">
      <style:text-properties officeooo:rsid="001b5c93"/>
    </style:style>
    <style:style style:name="T4" style:family="text">
      <style:text-properties officeooo:rsid="001bc6d7"/>
    </style:style>
    <style:style style:name="T5" style:family="text">
      <style:text-properties officeooo:rsid="001cda21"/>
    </style:style>
    <style:style style:name="T6" style:family="text">
      <style:text-properties officeooo:rsid="001e92d4"/>
    </style:style>
    <style:style style:name="T7" style:family="text">
      <style:text-properties officeooo:rsid="001ff6ce"/>
    </style:style>
    <style:style style:name="T8" style:family="text">
      <style:text-properties officeooo:rsid="002133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Bevezetés <text:tab/>3.</text:h>
      <text:p text:style-name="P5"><text:bookmark text:name="intro"/>Bevezetés</text:p>
      <text:h text:style-name="P6" text:outline-level="1">A<text:span text:style-name="T1"> projekt témája, témaválasztás</text:span></text:h>
      <text:p text:style-name="P7">Projektünknek egy élets<text:span text:style-name="T2">z</text:span>erű és életképes ötletet akartunk választani. Még tavaly kezdtünk el dolgozni egy zálogházmenedzsment-projekten, amelynek alapötlete a nyár során forrta ki magát a PawnHub zálogházmenedzsment és adok-veszek oldallá. <text:span text:style-name="T2">A témában való gondolkodás a csapat mindkét tagja általi pénz iránti érdeklődés alapján jött, mivel a pénz beváltható anyagi javakra és szolgáltatásokra.</text:span></text:p>
      <text:h text:style-name="P8" text:outline-level="1">Célkitűzés</text:h>
      <text:p text:style-name="P9">A projektel célunk volt egy könnyen használható felület építése, mely <text:span text:style-name="T3">akár technológiailag kevésbé tapasztalt személyek számára is viszonylag egyszerűen kezelhető, mind a bolt, mind az ügyfél </text:span><text:span text:style-name="T4">o</text:span><text:span text:style-name="T3">ldal</text:span><text:span text:style-name="T5">á</text:span><text:span text:style-name="T3">ról. </text:span><text:span text:style-name="T6">A platform engedi zálogtárgyak és záloghitelek felvitelét, amelyek lejáratakor a meg nem váltott zálogtárgyak autómatikusan a termékek listába kerülnek. A külömböző üzletek és záloghitelek előzetes megbeszélésére a platformon belüli üzenetek adnak lehetőséget. A zálogházaknak emellett lehetőségük van </text:span><text:span text:style-name="T7">olyan ügyfelek adatainak tárolására akiknek nincs </text:span><text:span text:style-name="T8">profillyuk</text:span><text:span text:style-name="T7"> az oldalon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08:32:45.101000000</meta:creation-date>
    <dc:date>2025-03-25T12:29:35.888000000</dc:date>
    <meta:editing-duration>PT1H47M42S</meta:editing-duration>
    <meta:editing-cycles>5</meta:editing-cycles>
    <meta:generator>LibreOffice/24.8.5.2$Windows_x86 LibreOffice_project/fddf2685c70b461e7832239a0162a77216259f22</meta:generator>
    <meta:document-statistic meta:table-count="0" meta:image-count="0" meta:object-count="0" meta:page-count="3" meta:paragraph-count="9" meta:word-count="137" meta:character-count="1087" meta:non-whitespace-character-count="957"/>
  </office:meta>
</office:document-meta>
</file>